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st a Koop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y Guy / Koopa Hybrid I guess?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ntient ravioli blo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ntient meatball with arms, think Geodud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</table:table>
      <table:table table:name="Other Card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Rewards From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/>
          <table:table-cell office:value-type="string" calcext:value-type="string">
            <text:p>Basically Superman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o-Fly Zon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/>
          <table:table-cell office:value-type="string" calcext:value-type="string">
            <text:p>Dr. Mario referenc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2 turns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Opponent’s most powerful Minion is stunned and does not attack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raffic Law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Ectoplasm Fiel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table table:name="Maths" table:style-name="ta1">
        <office:forms form:automatic-focus="false" form:apply-design-mode="false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xt ID:</text:p>
          </table:table-cell>
          <table:table-cell table:formula="of:=MAX([$Minions.J2:$Minions.J81]; [$'Other Cards'.H2:$'Other Cards'.H81])+1" office:value-type="float" office:value="53" calcext:value-type="float">
            <text:p>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9:53:14.5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3T21:54:49.881000000</dc:date>
    <meta:editing-duration>P1DT5H54M17S</meta:editing-duration>
    <meta:editing-cycles>170</meta:editing-cycles>
    <meta:document-statistic meta:table-count="4" meta:cell-count="650" meta:object-count="0"/>
  </office:meta>
</office:document-meta>
</file>